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1249" officeooo:paragraph-rsid="000012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15:17:06.057000000</meta:creation-date>
    <dc:date>2015-12-21T15:18:26.935000000</dc:date>
    <meta:editing-duration>PT1M22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5.0.3.2$Windows_x86 LibreOffice_project/e5f16313668ac592c1bfb310f4390624e3dbfb75</meta:generator>
  </office:meta>
</office:document-meta>
</file>